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ffe4" officeooo:paragraph-rsid="0019ffe4"/>
    </style:style>
    <style:style style:name="P2" style:family="paragraph" style:parent-style-name="Standard">
      <style:text-properties fo:font-size="14pt" officeooo:rsid="0019ffe4" officeooo:paragraph-rsid="0019ffe4" style:font-size-asian="12.25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size="6pt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 <text:s/><text:span text:style-name="T1"><text:s text:c="6"/>Introduction</text:span></text:p>
      <text:p text:style-name="P1"><text:span text:style-name="T1"/></text:p>
      <text:p text:style-name="P2">Attendance <text:s/>Management System is software developed for daily student attendance in schools, colleges and institutes. It facilitates to access the attendance information of a p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5:25:25.006164728</meta:creation-date>
    <dc:date>2019-07-10T15:41:26.372299500</dc:date>
    <meta:editing-duration>PT16M1S</meta:editing-duration>
    <meta:editing-cycles>1</meta:editing-cycles>
    <meta:document-statistic meta:table-count="0" meta:image-count="0" meta:object-count="0" meta:page-count="1" meta:paragraph-count="2" meta:word-count="26" meta:character-count="203" meta:non-whitespace-character-count="165"/>
    <meta:generator>LibreOffice/6.0.7.3$Linux_X86_64 LibreOffice_project/00m0$Build-3</meta:generator>
  </office:meta>
</office:document-meta>
</file>